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vertical-align="middle" draw:shadow="hidden"/>
      <style:paragraph-properties style:writing-mode="lr-tb"/>
    </style:style>
    <style:style style:name="gr5" style:family="graphic" style:parent-style-name="standard">
      <style:graphic-properties draw:stroke="none" draw:fill="solid" draw:fill-color="#ffffd7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solid" draw:fill-color="#ffffd7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solid" draw:fill-color="#ffffa6" draw:shadow="hidden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solid" draw:fill-color="#ffffa6" fo:padding-top="0.129cm" fo:padding-bottom="0.129cm" fo:padding-left="0.254cm" fo:padding-right="0.254cm"/>
    </style:style>
    <style:style style:name="gr9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svg:stroke-opacity="100%" draw:stroke-linejoin="round" svg:stroke-linecap="round" draw:fill="none" draw:textarea-horizontal-align="center" draw:textarea-vertical-align="middle" fo:padding-top="0.138cm" fo:padding-bottom="0.138cm" fo:padding-left="0.263cm" fo:padding-right="0.263cm"/>
    </style:style>
    <style:style style:name="gr11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d7"/>
    </style:style>
    <style:style style:name="P7" style:family="paragraph">
      <loext:graphic-properties draw:fill="solid" draw:fill-color="#ffffa6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>
          <draw:path draw:style-name="gr1" draw:text-style-name="P1" draw:layer="layout" svg:width="1.05cm" svg:height="0.787cm" svg:x="2.37cm" svg:y="11.513cm" svg:viewBox="0 0 1051 788" svg:d="M105 788h841 1c18 0 36-5 52-14s29-22 38-38 14-34 14-52v-1-578-1c0-18-5-36-14-52s-22-29-38-38-34-14-52-14h-1-841-1c-18 0-36 5-52 14s-29 22-38 38-14 34-14 52v1 578 1c0 18 5 36 14 52s22 29 38 38 34 14 52 14z">
            <text:p/>
          </draw:path>
          <draw:path draw:style-name="gr2" draw:text-style-name="P2" draw:layer="layout" svg:width="1.05cm" svg:height="0.787cm" svg:x="2.37cm" svg:y="11.513cm" svg:viewBox="0 0 1051 788" svg:d="M105 788h841 1c18 0 36-5 52-14s29-22 38-38 14-34 14-52v-1-578-1c0-18-5-36-14-52s-22-29-38-38-34-14-52-14h-1-841-1c-18 0-36 5-52 14s-29 22-38 38-14 34-14 52v1 578 1c0 18 5 36 14 52s22 29 38 38 34 14 52 14z">
            <text:p/>
          </draw:path>
        </draw:g>
        <draw:g>
          <draw:polygon draw:style-name="gr1" draw:text-style-name="P1" draw:layer="layout" svg:width="3.8cm" svg:height="3.2cm" svg:x="2.27cm" svg:y="6.2cm" svg:viewBox="0 0 3801 3201" draw:points="0,3201 3801,3201 3801,0 0,0">
            <text:p/>
          </draw:polygon>
          <draw:polygon draw:style-name="gr2" draw:text-style-name="P2" draw:layer="layout" svg:width="3.8cm" svg:height="3.2cm" svg:x="2.27cm" svg:y="6.2cm" svg:viewBox="0 0 3801 3201" draw:points="0,3201 3801,3201 3801,0 0,0">
            <text:p/>
          </draw:polygon>
        </draw:g>
        <draw:g>
          <draw:polygon draw:style-name="gr1" draw:text-style-name="P1" draw:layer="layout" svg:width="3.8cm" svg:height="3.2cm" svg:x="2.27cm" svg:y="9.2cm" svg:viewBox="0 0 3801 3201" draw:points="0,3201 3801,3201 3801,0 0,0">
            <text:p/>
          </draw:polygon>
          <draw:polygon draw:style-name="gr2" draw:text-style-name="P2" draw:layer="layout" svg:width="3.8cm" svg:height="3.2cm" svg:x="2.27cm" svg:y="9.2cm" svg:viewBox="0 0 3801 3201" draw:points="0,3201 3801,3201 3801,0 0,0">
            <text:p/>
          </draw:polygon>
        </draw:g>
        <draw:g>
          <draw:polygon draw:style-name="gr1" draw:text-style-name="P1" draw:layer="layout" svg:width="3.8cm" svg:height="3.2cm" svg:x="9.604cm" svg:y="6.1cm" svg:viewBox="0 0 3801 3201" draw:points="0,3201 3801,3201 3801,0 0,0">
            <text:p/>
          </draw:polygon>
          <draw:polygon draw:style-name="gr2" draw:text-style-name="P2" draw:layer="layout" svg:width="3.8cm" svg:height="3.2cm" svg:x="9.604cm" svg:y="6.1cm" svg:viewBox="0 0 3801 3201" draw:points="0,3201 3801,3201 3801,0 0,0">
            <text:p/>
          </draw:polygon>
        </draw:g>
        <draw:g>
          <draw:polygon draw:style-name="gr1" draw:text-style-name="P1" draw:layer="layout" svg:width="3.8cm" svg:height="3.2cm" svg:x="9.604cm" svg:y="9.1cm" svg:viewBox="0 0 3801 3201" draw:points="0,3201 3801,3201 3801,0 0,0">
            <text:p/>
          </draw:polygon>
          <draw:polygon draw:style-name="gr2" draw:text-style-name="P2" draw:layer="layout" svg:width="3.8cm" svg:height="3.2cm" svg:x="9.604cm" svg:y="9.1cm" svg:viewBox="0 0 3801 3201" draw:points="0,3201 3801,3201 3801,0 0,0">
            <text:p/>
          </draw:polygon>
        </draw:g>
        <draw:frame draw:style-name="gr3" draw:text-style-name="P4" draw:layer="layout" svg:width="3.801cm" svg:height="0.791cm" svg:x="2.261cm" svg:y="5.357cm">
          <draw:text-box>
            <text:p text:style-name="P3"><text:span text:style-name="T1">Здание 2</text:span></text:p>
          </draw:text-box>
        </draw:frame>
        <draw:frame draw:style-name="gr3" draw:text-style-name="P4" draw:layer="layout" svg:width="3.78cm" svg:height="0.791cm" svg:x="9.6cm" svg:y="5.26cm">
          <draw:text-box>
            <text:p text:style-name="P3"><text:span text:style-name="T1">Здание 4</text:span></text:p>
          </draw:text-box>
        </draw:frame>
        <draw:path draw:style-name="gr4" draw:text-style-name="P1" draw:layer="layout" svg:width="0.88cm" svg:height="0.656cm" svg:x="2.665cm" svg:y="11.588cm" svg:viewBox="0 0 881 657" svg:d="M88 657h705 1c15 0 30-4 43-12 14-7 25-18 32-31 8-14 12-29 12-44v-1-481-1c0-15-4-30-12-44-7-13-18-24-32-31-13-8-28-12-43-12h-1-705-1c-15 0-30 4-43 12-14 7-25 18-32 31-8 14-12 29-12 44v1 481 1c0 15 4 30 12 44 7 13 18 24 32 31 13 8 28 12 43 12z">
          <text:p text:style-name="P5">К</text:p>
        </draw:path>
        <draw:path draw:style-name="gr2" draw:text-style-name="P2" draw:layer="layout" svg:width="1.05cm" svg:height="0.787cm" svg:x="2.598cm" svg:y="11.535cm" svg:viewBox="0 0 1051 788" svg:d="M105 788h841 1c18 0 36-5 52-14s29-22 38-38 14-34 14-52v-1-578-1c0-18-5-36-14-52s-22-29-38-38-34-14-52-14h-1-841-1c-18 0-36 5-52 14s-29 22-38 38-14 34-14 52v1 578 1c0 18 5 36 14 52s22 29 38 38 34 14 52 14z">
          <text:p/>
        </draw:path>
        <draw:g>
          <draw:path draw:style-name="gr1" draw:text-style-name="P1" draw:layer="layout" svg:width="1.05cm" svg:height="0.787cm" svg:x="12.178cm" svg:y="11.434cm" svg:viewBox="0 0 1051 788" svg:d="M105 788h841 1c18 0 36-5 52-14s29-22 38-38 14-34 14-52v-1-578-1c0-18-5-36-14-52s-22-29-38-38-34-14-52-14h-1-841-1c-18 0-36 5-52 14s-29 22-38 38-14 34-14 52v1 578 1c0 18 5 36 14 52s22 29 38 38 34 14 52 14z">
            <text:p/>
          </draw:path>
          <draw:path draw:style-name="gr2" draw:text-style-name="P2" draw:layer="layout" svg:width="1.05cm" svg:height="0.787cm" svg:x="12.178cm" svg:y="11.434cm" svg:viewBox="0 0 1051 788" svg:d="M105 788h841 1c18 0 36-5 52-14s29-22 38-38 14-34 14-52v-1-578-1c0-18-5-36-14-52s-22-29-38-38-34-14-52-14h-1-841-1c-18 0-36 5-52 14s-29 22-38 38-14 34-14 52v1 578 1c0 18 5 36 14 52s22 29 38 38 34 14 52 14z">
            <text:p/>
          </draw:path>
        </draw:g>
        <draw:path draw:style-name="gr4" draw:text-style-name="P1" draw:layer="layout" svg:width="0.88cm" svg:height="0.656cm" svg:x="12.289cm" svg:y="11.513cm" svg:viewBox="0 0 881 657" svg:d="M88 657h705 1c15 0 30-4 43-12 14-7 25-18 32-31 8-14 12-29 12-44v-1-481-1c0-15-4-30-12-44-7-13-18-24-32-31-13-8-28-12-43-12h-1-705-1c-15 0-30 4-43 12-14 7-25 18-32 31-8 14-12 29-12 44v1 481 1c0 15 4 30 12 44 7 13 18 24 32 31 13 8 28 12 43 12z">
          <text:p text:style-name="P5">К</text:p>
        </draw:path>
        <draw:g>
          <draw:polygon draw:style-name="gr5" draw:text-style-name="P6" draw:layer="layout" svg:width="0.25cm" svg:height="3.2cm" svg:x="10.145cm" svg:y="9.1cm" svg:viewBox="0 0 251 3201" draw:points="0,3201 251,3201 251,0 0,0">
            <text:p/>
          </draw:polygon>
          <draw:polygon draw:style-name="gr6" draw:text-style-name="P6" draw:layer="layout" svg:width="0.25cm" svg:height="3.2cm" svg:x="10.145cm" svg:y="9.1cm" svg:viewBox="0 0 251 3201" draw:points="0,3201 251,3201 251,0 0,0">
            <text:p/>
          </draw:polygon>
        </draw:g>
        <draw:g>
          <draw:polygon draw:style-name="gr5" draw:text-style-name="P6" draw:layer="layout" svg:width="0.25cm" svg:height="3.205cm" svg:x="5.259cm" svg:y="9.199cm" svg:viewBox="0 0 251 3206" draw:points="0,3206 251,3206 251,0 0,0">
            <text:p/>
          </draw:polygon>
          <draw:polygon draw:style-name="gr6" draw:text-style-name="P6" draw:layer="layout" svg:width="0.25cm" svg:height="3.205cm" svg:x="5.259cm" svg:y="9.199cm" svg:viewBox="0 0 251 3206" draw:points="0,3206 251,3206 251,0 0,0">
            <text:p/>
          </draw:polygon>
        </draw:g>
        <draw:g>
          <draw:polygon draw:style-name="gr7" draw:text-style-name="P7" draw:layer="layout" svg:width="0.25cm" svg:height="1.056cm" svg:x="1.77cm" svg:y="2.135cm" svg:viewBox="0 0 251 1057" draw:points="0,1057 251,1057 251,0 0,0">
            <text:p/>
          </draw:polygon>
          <draw:polygon draw:style-name="gr8" draw:text-style-name="P7" draw:layer="layout" svg:width="0.25cm" svg:height="1.056cm" svg:x="1.77cm" svg:y="2.135cm" svg:viewBox="0 0 251 1057" draw:points="0,1057 251,1057 251,0 0,0">
            <text:p/>
          </draw:polygon>
        </draw:g>
        <draw:frame draw:style-name="gr3" draw:text-style-name="P4" draw:layer="layout" svg:width="1.799cm" svg:height="0.791cm" svg:x="2.778cm" svg:y="2.293cm">
          <draw:text-box>
            <text:p text:style-name="P3"><text:span text:style-name="T1">- шахта</text:span></text:p>
          </draw:text-box>
        </draw:frame>
        <draw:g>
          <draw:path draw:style-name="gr1" draw:text-style-name="P1" draw:layer="layout" svg:width="1.05cm" svg:height="0.787cm" svg:x="1.52cm" svg:y="3.412cm" svg:viewBox="0 0 1051 788" svg:d="M105 788h841 1c18 0 36-5 52-14s29-22 38-38 14-34 14-52v-1-578-1c0-18-5-36-14-52s-22-29-38-38-34-14-52-14h-1-841-1c-18 0-36 5-52 14s-29 22-38 38-14 34-14 52v1 578 1c0 18 5 36 14 52s22 29 38 38 34 14 52 14z">
            <text:p/>
          </draw:path>
          <draw:path draw:style-name="gr2" draw:text-style-name="P2" draw:layer="layout" svg:width="1.05cm" svg:height="0.787cm" svg:x="1.52cm" svg:y="3.412cm" svg:viewBox="0 0 1051 788" svg:d="M105 788h841 1c18 0 36-5 52-14s29-22 38-38 14-34 14-52v-1-578-1c0-18-5-36-14-52s-22-29-38-38-34-14-52-14h-1-841-1c-18 0-36 5-52 14s-29 22-38 38-14 34-14 52v1 578 1c0 18 5 36 14 52s22 29 38 38 34 14 52 14z">
            <text:p/>
          </draw:path>
        </draw:g>
        <draw:frame draw:style-name="gr9" draw:text-style-name="P2" draw:layer="layout" svg:width="5.362cm" svg:height="0.791cm" svg:x="2.27cm" svg:y="3.41cm">
          <draw:text-box>
            <text:p text:style-name="P3"><text:span text:style-name="T1">- стойка коммутаторов</text:span></text:p>
          </draw:text-box>
        </draw:frame>
        <draw:line draw:style-name="gr10" draw:text-style-name="P8" draw:layer="layout" svg:x1="3.673cm" svg:y1="11.968cm" svg:x2="5.336cm" svg:y2="11.968cm">
          <text:p/>
        </draw:line>
        <draw:line draw:style-name="gr10" draw:text-style-name="P8" draw:layer="layout" svg:x1="5.336cm" svg:y1="11.968cm" svg:x2="5.336cm" svg:y2="13.747cm">
          <text:p/>
        </draw:line>
        <draw:line draw:style-name="gr10" draw:text-style-name="P8" draw:layer="layout" svg:x1="5.336cm" svg:y1="13.747cm" svg:x2="10.281cm" svg:y2="13.747cm">
          <text:p/>
        </draw:line>
        <draw:line draw:style-name="gr10" draw:text-style-name="P8" draw:layer="layout" svg:x1="10.28cm" svg:y1="13.747cm" svg:x2="10.283cm" svg:y2="11.849cm">
          <text:p/>
        </draw:line>
        <draw:line draw:style-name="gr10" draw:text-style-name="P8" draw:layer="layout" svg:x1="10.28cm" svg:y1="11.848cm" svg:x2="12.161cm" svg:y2="11.848cm">
          <text:p/>
        </draw:line>
        <draw:frame draw:style-name="gr3" draw:text-style-name="P4" draw:layer="layout" svg:width="1.813cm" svg:height="0.791cm" svg:x="6.87cm" svg:y="13.098cm">
          <draw:text-box>
            <text:p text:style-name="P3"><text:span text:style-name="T1">1300 м</text:span></text:p>
          </draw:text-box>
        </draw:frame>
        <draw:frame draw:style-name="gr3" draw:text-style-name="P4" draw:layer="layout" svg:width="1.216cm" svg:height="0.791cm" svg:x="4.102cm" svg:y="10.159cm">
          <draw:text-box>
            <text:p text:style-name="P3"><text:span text:style-name="T1">3,6 м</text:span></text:p>
          </draw:text-box>
        </draw:frame>
        <draw:frame draw:style-name="gr11" draw:text-style-name="P4" draw:layer="layout" svg:width="1.378cm" svg:height="0.791cm" svg:x="10.296cm" svg:y="10.023cm">
          <draw:text-box>
            <text:p text:style-name="P3"><text:span text:style-name="T1">3,5 м</text:span></text:p>
          </draw:text-box>
        </draw:frame>
        <draw:path draw:style-name="gr4" draw:text-style-name="P1" draw:layer="layout" svg:width="0.88cm" svg:height="0.656cm" svg:x="1.58cm" svg:y="3.465cm" svg:viewBox="0 0 881 657" svg:d="M88 657h705 1c15 0 30-4 43-12 14-7 25-18 32-31 8-14 12-29 12-44v-1-481-1c0-15-4-30-12-44-7-13-18-24-32-31-13-8-28-12-43-12h-1-705-1c-15 0-30 4-43 12-14 7-25 18-32 31-8 14-12 29-12 44v1 481 1c0 15 4 30 12 44 7 13 18 24 32 31 13 8 28 12 43 12z">
          <text:p text:style-name="P5">К</text:p>
        </draw:path>
        <draw:frame draw:style-name="gr11" draw:text-style-name="P4" draw:layer="layout" svg:width="1.378cm" svg:height="0.791cm" svg:x="10.32cm" svg:y="12.596cm">
          <draw:text-box>
            <text:p text:style-name="P3"><text:span text:style-name="T1">1,5 м</text:span></text:p>
          </draw:text-box>
        </draw:frame>
        <draw:frame draw:style-name="gr11" draw:text-style-name="P4" draw:layer="layout" svg:width="1.378cm" svg:height="0.791cm" svg:x="4.115cm" svg:y="12.572cm">
          <draw:text-box>
            <text:p text:style-name="P3"><text:span text:style-name="T1">1,5 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8T16:00:39.646000000</dc:date>
    <dc:language>ru-RU</dc:language>
    <meta:creation-date>2021-11-26T13:52:58Z</meta:creation-date>
    <meta:initial-creator>Александра Пляскина</meta:initial-creator>
    <meta:generator>LibreOffice/7.4.3.2$Windows_X86_64 LibreOffice_project/1048a8393ae2eeec98dff31b5c133c5f1d08b890</meta:generator>
    <meta:editing-duration>PT43M45S</meta:editing-duration>
    <meta:editing-cycles>2</meta:editing-cycles>
    <meta:document-statistic meta:object-count="48"/>
  </office:meta>
</office:document-meta>
</file>